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0cf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3967468676240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3967468752320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Traduko ?</text:p>
          </table:table-cell>
        </table:table-row>
        <table:table-row table:style-name="TableLine93967468761424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3967468761728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3967468762032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3967468764080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3967468774352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2">Gramatiko - <text:span text:style-name="T10">PIV</text:span></text:p>
          </table:table-cell>
        </table:table-row>
        <table:table-row table:style-name="TableLine93967468775536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Traduko ?</text:p>
          </table:table-cell>
        </table:table-row>
        <table:table-row table:style-name="TableLine93967468775840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2">Gamatiko</text:p>
          </table:table-cell>
        </table:table-row>
        <table:table-row table:style-name="TableLine93967468776560">
          <table:table-cell table:style-name="Tableau13.A2" office:value-type="string">
            <text:p text:style-name="P31">22</text:p>
          </table:table-cell>
          <table:table-cell table:style-name="Tableau13.A2" office:value-type="string">
            <text:p text:style-name="P32">Anki</text:p>
          </table:table-cell>
        </table:table-row>
        <table:table-row table:style-name="TableLine93967468777360"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31">t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3967468779696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3967468788560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67468789744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67468790048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3967468790768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3967468793152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3967468802400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3967468803584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3967468803888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3967468804608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3967468806992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3967468819840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3967468820896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67468821312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67468822032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3967468822832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3967468824912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3967468833904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3967468834960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3967468835376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3967468836096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3967468838480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3967468847568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3967468848752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3967468849056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3967468849776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3967468854320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3967468869280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3967468870336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3967468870752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3967468871392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3967468872032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3967468874112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3967468883584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3967468884640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3967468885056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3967468885776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3967468887904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3967468897888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3967468898944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3967468899360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3967468900080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3967468902208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3967468913680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3967468914736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3967468915152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3967468915872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3967468916672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3967468918752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3967468924976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3967468930080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3967468930496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3967468931216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3967468932992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3967468944496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3967468945552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3967468945968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3967468946688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3967468947488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3967468949568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3967468957840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3967468958896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3967468959312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01T09:04:16.042545889</dc:date>
    <dc:creator>Bob Correcteur</dc:creator>
    <meta:editing-duration>PT23M33S</meta:editing-duration>
    <meta:editing-cycles>17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6" meta:character-count="651" meta:non-whitespace-character-count="619"/>
  </office:meta>
</office:document-meta>
</file>